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DSP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PU</text:p>
          </table:table-cell>
          <table:table-cell table:number-columns-repeated="3"/>
          <table:table-cell office:value-type="string" calcext:value-type="string">
            <text:p>exe</text:p>
          </table:table-cell>
          <table:table-cell table:number-columns-repeated="4"/>
          <table:table-cell office:value-type="string" calcext:value-type="string">
            <text:p>save</text:p>
          </table:table-cell>
          <table:table-cell table:number-columns-repeated="4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_state</text:p>
          </table:table-cell>
          <table:table-cell office:value-type="string" calcext:value-type="string">
            <text:p>num_input</text:p>
          </table:table-cell>
          <table:table-cell office:value-type="string" calcext:value-type="string">
            <text:p>num_gr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float" office:value="258" calcext:value-type="float">
            <text:p>258</text:p>
          </table:table-cell>
          <table:table-cell office:value-type="float" office:value="243" calcext:value-type="float">
            <text:p>243</text:p>
          </table:table-cell>
          <table:table-cell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329" calcext:value-type="float">
            <text:p>329</text:p>
          </table:table-cell>
          <table:table-cell office:value-type="float" office:value="276" calcext:value-type="float">
            <text:p>276</text:p>
          </table:table-cell>
          <table:table-cell office:value-type="float" office:value="262" calcext:value-type="float">
            <text:p>262</text:p>
          </table:table-cell>
          <table:table-cell office:value-type="float" office:value="272" calcext:value-type="float">
            <text:p>272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75" calcext:value-type="float">
            <text:p>275</text:p>
          </table:table-cell>
          <table:table-cell office:value-type="float" office:value="288" calcext:value-type="float">
            <text:p>288</text:p>
          </table:table-cell>
          <table:table-cell office:value-type="float" office:value="575" calcext:value-type="float">
            <text:p>575</text:p>
          </table:table-cell>
          <table:table-cell table:number-columns-repeated="3" office:value-type="float" office:value="578" calcext:value-type="float">
            <text:p>578</text:p>
          </table:table-cell>
          <table:table-cell office:value-type="float" office:value="580" calcext:value-type="float">
            <text:p>580</text:p>
          </table:table-cell>
          <table:table-cell office:value-type="float" office:value="917" calcext:value-type="float">
            <text:p>917</text:p>
          </table:table-cell>
          <table:table-cell table:number-columns-repeated="2" office:value-type="float" office:value="865" calcext:value-type="float">
            <text:p>865</text:p>
          </table:table-cell>
          <table:table-cell office:value-type="float" office:value="853" calcext:value-type="float">
            <text:p>853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1447" calcext:value-type="float">
            <text:p>1447</text:p>
          </table:table-cell>
          <table:table-cell office:value-type="float" office:value="1410" calcext:value-type="float">
            <text:p>1410</text:p>
          </table:table-cell>
          <table:table-cell office:value-type="float" office:value="1429" calcext:value-type="float">
            <text:p>1429</text:p>
          </table:table-cell>
          <table:table-cell office:value-type="float" office:value="1414" calcext:value-type="float">
            <text:p>1414</text:p>
          </table:table-cell>
          <table:table-cell office:value-type="float" office:value="1416" calcext:value-type="float">
            <text:p>1416</text:p>
          </table:table-cell>
          <table:table-cell office:value-type="float" office:value="27279" calcext:value-type="float">
            <text:p>27279</text:p>
          </table:table-cell>
          <table:table-cell office:value-type="float" office:value="25186" calcext:value-type="float">
            <text:p>25186</text:p>
          </table:table-cell>
          <table:table-cell office:value-type="float" office:value="25177" calcext:value-type="float">
            <text:p>25177</text:p>
          </table:table-cell>
          <table:table-cell office:value-type="float" office:value="26724" calcext:value-type="float">
            <text:p>26724</text:p>
          </table:table-cell>
          <table:table-cell office:value-type="float" office:value="27336" calcext:value-type="float">
            <text:p>27336</text:p>
          </table:table-cell>
          <table:table-cell office:value-type="float" office:value="28727" calcext:value-type="float">
            <text:p>28727</text:p>
          </table:table-cell>
          <table:table-cell office:value-type="float" office:value="26597" calcext:value-type="float">
            <text:p>26597</text:p>
          </table:table-cell>
          <table:table-cell office:value-type="float" office:value="26607" calcext:value-type="float">
            <text:p>26607</text:p>
          </table:table-cell>
          <table:table-cell office:value-type="float" office:value="28138" calcext:value-type="float">
            <text:p>28138</text:p>
          </table:table-cell>
          <table:table-cell office:value-type="float" office:value="28752" calcext:value-type="float">
            <text:p>28752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table:number-columns-repeated="3"/>
          <table:table-cell office:value-type="float" office:value="4172" calcext:value-type="float">
            <text:p>4172</text:p>
          </table:table-cell>
          <table:table-cell office:value-type="float" office:value="4140" calcext:value-type="float">
            <text:p>4140</text:p>
          </table:table-cell>
          <table:table-cell office:value-type="float" office:value="4102" calcext:value-type="float">
            <text:p>4102</text:p>
          </table:table-cell>
          <table:table-cell office:value-type="float" office:value="4127" calcext:value-type="float">
            <text:p>4127</text:p>
          </table:table-cell>
          <table:table-cell office:value-type="float" office:value="4122" calcext:value-type="float">
            <text:p>4122</text:p>
          </table:table-cell>
          <table:table-cell office:value-type="float" office:value="88737" calcext:value-type="float">
            <text:p>88737</text:p>
          </table:table-cell>
          <table:table-cell office:value-type="float" office:value="89072" calcext:value-type="float">
            <text:p>89072</text:p>
          </table:table-cell>
          <table:table-cell office:value-type="float" office:value="88807" calcext:value-type="float">
            <text:p>88807</text:p>
          </table:table-cell>
          <table:table-cell office:value-type="float" office:value="89037" calcext:value-type="float">
            <text:p>89037</text:p>
          </table:table-cell>
          <table:table-cell office:value-type="float" office:value="88835" calcext:value-type="float">
            <text:p>88835</text:p>
          </table:table-cell>
          <table:table-cell office:value-type="float" office:value="92909" calcext:value-type="float">
            <text:p>92909</text:p>
          </table:table-cell>
          <table:table-cell office:value-type="float" office:value="93212" calcext:value-type="float">
            <text:p>93212</text:p>
          </table:table-cell>
          <table:table-cell office:value-type="float" office:value="92910" calcext:value-type="float">
            <text:p>92910</text:p>
          </table:table-cell>
          <table:table-cell office:value-type="float" office:value="93165" calcext:value-type="float">
            <text:p>93165</text:p>
          </table:table-cell>
          <table:table-cell office:value-type="float" office:value="92958" calcext:value-type="float">
            <text:p>92958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GPU</text:p>
          </table:table-cell>
          <table:table-cell table:number-columns-repeated="3"/>
          <table:table-cell office:value-type="string" calcext:value-type="string">
            <text:p>exe</text:p>
          </table:table-cell>
          <table:table-cell table:number-columns-repeated="4"/>
          <table:table-cell office:value-type="string" calcext:value-type="string">
            <text:p>save</text:p>
          </table:table-cell>
          <table:table-cell table:number-columns-repeated="4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_state</text:p>
          </table:table-cell>
          <table:table-cell office:value-type="string" calcext:value-type="string">
            <text:p>num_input</text:p>
          </table:table-cell>
          <table:table-cell office:value-type="string" calcext:value-type="string">
            <text:p>num_gr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18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18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18"/>
        </table:table-row>
        <table:table-row table:style-name="ro1">
          <table:table-cell office:value-type="float" office:value="0.008" calcext:value-type="float">
            <text:p>0.008</text:p>
          </table:table-cell>
          <table:table-cell table:number-columns-repeated="3"/>
          <table:table-cell office:value-type="float" office:value="4164" calcext:value-type="float">
            <text:p>4164</text:p>
          </table:table-cell>
          <table:table-cell office:value-type="float" office:value="4139" calcext:value-type="float">
            <text:p>4139</text:p>
          </table:table-cell>
          <table:table-cell office:value-type="float" office:value="4143" calcext:value-type="float">
            <text:p>4143</text:p>
          </table:table-cell>
          <table:table-cell office:value-type="float" office:value="4144" calcext:value-type="float">
            <text:p>4144</text:p>
          </table:table-cell>
          <table:table-cell office:value-type="float" office:value="4163" calcext:value-type="float">
            <text:p>4163</text:p>
          </table:table-cell>
          <table:table-cell office:value-type="float" office:value="88905" calcext:value-type="float">
            <text:p>88905</text:p>
          </table:table-cell>
          <table:table-cell office:value-type="float" office:value="88945" calcext:value-type="float">
            <text:p>88945</text:p>
          </table:table-cell>
          <table:table-cell office:value-type="float" office:value="89953" calcext:value-type="float">
            <text:p>89953</text:p>
          </table:table-cell>
          <table:table-cell office:value-type="float" office:value="88910" calcext:value-type="float">
            <text:p>88910</text:p>
          </table:table-cell>
          <table:table-cell office:value-type="float" office:value="89109" calcext:value-type="float">
            <text:p>89109</text:p>
          </table:table-cell>
          <table:table-cell office:value-type="float" office:value="93070" calcext:value-type="float">
            <text:p>93070</text:p>
          </table:table-cell>
          <table:table-cell office:value-type="float" office:value="93084" calcext:value-type="float">
            <text:p>93084</text:p>
          </table:table-cell>
          <table:table-cell office:value-type="float" office:value="94096" calcext:value-type="float">
            <text:p>94096</text:p>
          </table:table-cell>
          <table:table-cell office:value-type="float" office:value="93055" calcext:value-type="float">
            <text:p>93055</text:p>
          </table:table-cell>
          <table:table-cell office:value-type="float" office:value="93272" calcext:value-type="float">
            <text:p>93272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3"/>
          <table:table-cell office:value-type="string" calcext:value-type="string">
            <text:p>exe</text:p>
          </table:table-cell>
          <table:table-cell table:number-columns-repeated="4"/>
          <table:table-cell office:value-type="string" calcext:value-type="string">
            <text:p>save</text:p>
          </table:table-cell>
          <table:table-cell table:number-columns-repeated="4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_state</text:p>
          </table:table-cell>
          <table:table-cell office:value-type="string" calcext:value-type="string">
            <text:p>num_input</text:p>
          </table:table-cell>
          <table:table-cell office:value-type="string" calcext:value-type="string">
            <text:p>num_gr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2371" calcext:value-type="float">
            <text:p>2371</text:p>
          </table:table-cell>
          <table:table-cell office:value-type="float" office:value="2378" calcext:value-type="float">
            <text:p>2378</text:p>
          </table:table-cell>
          <table:table-cell office:value-type="float" office:value="2372" calcext:value-type="float">
            <text:p>2372</text:p>
          </table:table-cell>
          <table:table-cell office:value-type="float" office:value="2375" calcext:value-type="float">
            <text:p>2375</text:p>
          </table:table-cell>
          <table:table-cell office:value-type="float" office:value="2374" calcext:value-type="float">
            <text:p>2374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float" office:value="2851" calcext:value-type="float">
            <text:p>2851</text:p>
          </table:table-cell>
          <table:table-cell office:value-type="float" office:value="2864" calcext:value-type="float">
            <text:p>2864</text:p>
          </table:table-cell>
          <table:table-cell office:value-type="float" office:value="2856" calcext:value-type="float">
            <text:p>2856</text:p>
          </table:table-cell>
          <table:table-cell table:number-columns-repeated="2"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100451" calcext:value-type="float">
            <text:p>100451</text:p>
          </table:table-cell>
          <table:table-cell office:value-type="float" office:value="100366" calcext:value-type="float">
            <text:p>100366</text:p>
          </table:table-cell>
          <table:table-cell office:value-type="float" office:value="100352" calcext:value-type="float">
            <text:p>100352</text:p>
          </table:table-cell>
          <table:table-cell office:value-type="float" office:value="100363" calcext:value-type="float">
            <text:p>100363</text:p>
          </table:table-cell>
          <table:table-cell office:value-type="float" office:value="100377" calcext:value-type="float">
            <text:p>100377</text:p>
          </table:table-cell>
          <table:table-cell office:value-type="float" office:value="23075" calcext:value-type="float">
            <text:p>23075</text:p>
          </table:table-cell>
          <table:table-cell office:value-type="float" office:value="23202" calcext:value-type="float">
            <text:p>23202</text:p>
          </table:table-cell>
          <table:table-cell office:value-type="float" office:value="23203" calcext:value-type="float">
            <text:p>23203</text:p>
          </table:table-cell>
          <table:table-cell office:value-type="float" office:value="23273" calcext:value-type="float">
            <text:p>23273</text:p>
          </table:table-cell>
          <table:table-cell office:value-type="float" office:value="23506" calcext:value-type="float">
            <text:p>23506</text:p>
          </table:table-cell>
          <table:table-cell office:value-type="float" office:value="123527" calcext:value-type="float">
            <text:p>123527</text:p>
          </table:table-cell>
          <table:table-cell office:value-type="float" office:value="123568" calcext:value-type="float">
            <text:p>123568</text:p>
          </table:table-cell>
          <table:table-cell office:value-type="float" office:value="123555" calcext:value-type="float">
            <text:p>123555</text:p>
          </table:table-cell>
          <table:table-cell office:value-type="float" office:value="123637" calcext:value-type="float">
            <text:p>123637</text:p>
          </table:table-cell>
          <table:table-cell office:value-type="float" office:value="123884" calcext:value-type="float">
            <text:p>123884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table:number-columns-repeated="3"/>
          <table:table-cell office:value-type="float" office:value="349129" calcext:value-type="float">
            <text:p>349129</text:p>
          </table:table-cell>
          <table:table-cell office:value-type="float" office:value="349109" calcext:value-type="float">
            <text:p>349109</text:p>
          </table:table-cell>
          <table:table-cell office:value-type="float" office:value="349241" calcext:value-type="float">
            <text:p>349241</text:p>
          </table:table-cell>
          <table:table-cell office:value-type="float" office:value="349169" calcext:value-type="float">
            <text:p>349169</text:p>
          </table:table-cell>
          <table:table-cell office:value-type="float" office:value="349151" calcext:value-type="float">
            <text:p>349151</text:p>
          </table:table-cell>
          <table:table-cell office:value-type="float" office:value="78907" calcext:value-type="float">
            <text:p>78907</text:p>
          </table:table-cell>
          <table:table-cell office:value-type="float" office:value="79190" calcext:value-type="float">
            <text:p>79190</text:p>
          </table:table-cell>
          <table:table-cell office:value-type="float" office:value="78843" calcext:value-type="float">
            <text:p>78843</text:p>
          </table:table-cell>
          <table:table-cell office:value-type="float" office:value="79216" calcext:value-type="float">
            <text:p>79216</text:p>
          </table:table-cell>
          <table:table-cell office:value-type="float" office:value="79238" calcext:value-type="float">
            <text:p>79238</text:p>
          </table:table-cell>
          <table:table-cell office:value-type="float" office:value="428036" calcext:value-type="float">
            <text:p>428036</text:p>
          </table:table-cell>
          <table:table-cell office:value-type="float" office:value="428299" calcext:value-type="float">
            <text:p>428299</text:p>
          </table:table-cell>
          <table:table-cell office:value-type="float" office:value="428084" calcext:value-type="float">
            <text:p>428084</text:p>
          </table:table-cell>
          <table:table-cell office:value-type="float" office:value="428386" calcext:value-type="float">
            <text:p>428386</text:p>
          </table:table-cell>
          <table:table-cell office:value-type="float" office:value="428390" calcext:value-type="float">
            <text:p>4283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2:40:28.501130141</meta:creation-date>
    <dc:date>2019-10-28T14:44:34.519619672</dc:date>
    <meta:editing-duration>PT2M14S</meta:editing-duration>
    <meta:editing-cycles>1</meta:editing-cycles>
    <meta:document-statistic meta:table-count="1" meta:cell-count="215" meta:object-count="0"/>
    <meta:generator>LibreOffice/5.1.6.2$Linux_X86_64 LibreOffice_project/10m0$Build-2</meta:generator>
  </office:meta>
</office:document-meta>
</file>